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pple accessibility<text:s/></text:p>
      <text:p text:style-name="Normal"><text:a xlink:href="https://www.macstories.net/stories/a-timeline-of-ios-accessibility-it-started-with-36-seconds/" office:target-frame-name="_top" xlink:show="replace"><text:span text:style-name="Hyperlink">A Timeline of iOS Accessibility: It Started with 36 Seconds - MacStories</text:span></text:a></text:p>
      <text:p text:style-name="Normal">Video explaining accessibility</text:p>
      <text:p text:style-name="Normal"><text:a xlink:href="https://www.bing.com/videos/riverview/relatedvideo?&amp;q=iPhone+history+and+accessibility&amp;qpvt=iPhone+history+and+accessibility&amp;mid=7CEE6B7A3CA0887FF9AC7CEE6B7A3CA0887FF9AC&amp;&amp;FORM=VRDGAR" office:target-frame-name="_top" xlink:show="replace"><text:span text:style-name="Hyperlink">Bing Videos</text:span></text:a></text:p>
      <text:p text:style-name="Normal"/>
      <text:p text:style-name="Normal">Wikipidia<text:s/></text:p>
      <text:p text:style-name="Normal"><text:a xlink:href="https://en.wikipedia.org/wiki/IPhone" office:target-frame-name="_top" xlink:show="replace"><text:span text:style-name="Hyperlink">iPhone - Wikipedia</text:span></text:a></text:p>
      <text:p text:style-name="Normal"/>
      <text:p text:style-name="Normal">iphone and best accessibility features <text:s/>to try</text:p>
      <text:p text:style-name="Normal"><text:a xlink:href="https://techpp.com/2025/07/31/iphone-accessibility-features/" office:target-frame-name="_top" xlink:show="replace"><text:span text:style-name="Hyperlink">11 iPhone Accessibility Features That Make Life Easier for Everyone - TechPP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00024723 Kamil Tomko</meta:initial-creator>
    <dc:creator>A00024723 Kamil Tomko</dc:creator>
    <meta:creation-date>2025-10-15T13:38:00Z</meta:creation-date>
    <dc:date>2025-10-15T14:07:00Z</dc:date>
    <meta:template xlink:href="Normal" xlink:type="simple"/>
    <meta:editing-cycles>1</meta:editing-cycles>
    <meta:editing-duration>PT1440S</meta:editing-duration>
    <meta:document-statistic meta:page-count="1" meta:paragraph-count="1" meta:word-count="108" meta:character-count="729" meta:row-count="5" meta:non-whitespace-character-count="622"/>
  </office:meta>
</office:document-meta>
</file>